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 table:number-columns-repeated="7"/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table:number-columns-repeated="6"/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table:number-columns-repeated="10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number-columns-repeated="11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35" office:value-type="string" calcext:value-type="string">
            <text:p>TP parcours (liste, dictionnaire)</text:p>
          </table:table-cell>
          <table:table-cell table:style-name="ce93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csv</text:p>
          </table:table-cell>
          <table:table-cell table:style-name="ce46" table:number-columns-repeated="10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table:number-columns-repeated="3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table:number-columns-repeated="16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number-columns-repeated="5"/>
          <table:table-cell table:number-columns-repeated="5" table:style-name="ce9" office:value-type="string" calcext:value-type="string">
            <text:p>distance</text:p>
          </table:table-cell>
          <table:table-cell table:style-name="ce9" table:number-columns-repeated="16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4" table:default-cell-style-name="ce81"/>
        <table:table-column table:style-name="co3" table:number-columns-repeated="8" table:default-cell-style-name="Default"/>
        <table:table-column table:style-name="co4" table:number-columns-repeated="947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5" table:number-rows-spanned="1">
            <text:p>algorithmique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architectur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5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7" office:value-type="string" calcext:value-type="string">
            <text:p>Programmation dynamique – alignement</text:p>
          </table:table-cell>
          <table:table-cell table:style-name="ce83" office:value-type="string" calcext:value-type="string">
            <text:p>Programmation dynamique – exercices</text:p>
          </table:table-cell>
          <table:table-cell table:style-name="ce83"/>
          <table:table-cell table:style-name="ce83" office:value-type="string" calcext:value-type="string">
            <text:p>Principe de routage</text:p>
          </table:table-cell>
          <table:table-cell table:style-name="ce87" office:value-type="string" calcext:value-type="string">
            <text:p>RIP</text:p>
          </table:table-cell>
          <table:table-cell table:style-name="ce46" office:value-type="string" calcext:value-type="string">
            <text:p>OSPF</text:p>
          </table:table-cell>
          <table:table-cell table:style-name="ce46" table:number-columns-repeated="2"/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5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table:number-columns-repeated="15"/>
          <table:table-cell table:style-name="ce32" table:number-columns-repeated="40"/>
          <table:table-cell table:style-name="ce33" table:number-columns-repeated="915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17"/>
          <table:table-cell table:style-name="ce88" table:number-columns-repeated="40"/>
          <table:table-cell table:style-name="ce91" table:number-columns-repeated="91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57"/>
          <table:table-cell table:number-columns-repeated="961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5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0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61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61"/>
        </table:table-row>
        <table:table-row table:style-name="ro9">
          <table:table-cell table:number-columns-repeated="2"/>
          <table:table-cell table:style-name="ce57" table:number-columns-repeated="61"/>
          <table:table-cell table:number-columns-repeated="96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1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61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61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1"/>
          <table:table-cell table:number-columns-repeated="961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0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1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1"/>
          <table:table-cell table:number-columns-repeated="961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6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6"/>
          <table:table-cell table:number-columns-repeated="961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7"/>
          <table:table-cell table:number-columns-repeated="961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8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61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1"/>
          <table:table-cell table:number-columns-repeated="96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0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61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1"/>
          <table:table-cell table:number-columns-repeated="961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61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6"/>
          <table:table-cell table:number-columns-repeated="961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61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1"/>
          <table:table-cell table:number-columns-repeated="96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1:01:51.469382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08T11:06:35.379526181</dc:date>
    <meta:editing-duration>P150DT5H42M7S</meta:editing-duration>
    <meta:editing-cycles>786</meta:editing-cycles>
    <meta:generator>LibreOffice/6.1.5.2$Linux_X86_64 LibreOffice_project/10$Build-2</meta:generator>
    <meta:document-statistic meta:table-count="3" meta:cell-count="912" meta:object-count="0"/>
  </office:meta>
</office:document-meta>
</file>